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Times New Roman" style:font-name-complex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8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0" style:parent-style-name="Absatz-Standardschriftart" style:family="text">
      <style:text-properties style:font-name="Times New Roman" style:font-name-complex="Times New Roman" style:text-position="sub 66.6%" fo:font-size="12pt" style:font-size-asian="12pt" style:font-size-complex="12pt"/>
    </style:style>
    <style:style style:name="T11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2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Absatz-Standardschriftar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Absatz-Standardschriftar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Berühmte Sätze und Probleme Rund um Primzahlen</text:span></text:p>
      <text:p text:style-name="Standard"><text:span text:style-name="T3">Definition von Primzahlen</text:span></text:p>
      <text:p text:style-name="P4">Primzahlen sind Zahlen welche genau zwei Teiler haben, damit sind sie selbst und die Zahl eins gemeint.<text:s/></text:p>
      <text:p text:style-name="P5">Das Sieb des Eratosthenes<text:s/></text:p>
      <text:p text:style-name="P6">Es Streicht alle geraden Zahlen aus der im Voraus gefertigten Liste,<text:s/>anschließend ist die nächste nicht gestrichenen Zahl Prim und daraufhin werden alle Multiplikativ der<text:s/>Zahl gestrichen. Der zweite Vorgang wird solange Wiederholt bis alle Zahlen der Liste gestrichen oder Prim sind.</text:p>
      <text:p text:style-name="P7">Mersenne-Primzahlen</text:p>
      <text:p text:style-name="Standard"><text:span text:style-name="T8">Allgemeine Definition der Mersenne-Zahlen: P = 2^n-1</text:span><text:span text:style-name="T9">, wobei Mersenne-Primzahlen definiert sind als: P</text:span><text:span text:style-name="T10">n+1</text:span><text:span text:style-name="T11"><text:s/>= 2^P-1.</text:span></text:p>
      <text:p text:style-name="Standard"><text:span text:style-name="T12">Die Mersenne-Primzahlen sind beliebt, da sie eine schnelle<text:s/></text:span><text:span text:style-name="T13">Steigung</text:span><text:span text:style-name="T14"><text:s/>haben und leicht zu belegen</text:span><text:span text:style-name="T15"><text:s/>sind, durch den Lucas-Lehmer Test.</text:span><text:span text:style-name="T16"><text:s/>Für näher Informationen dazu oder für die Liste aller Mersenne-Primzahlen besucht<text:s/></text:span><text:a xlink:href="http://www.mersenne.org" office:target-frame-name="_top" xlink:show="replace"><text:span text:style-name="T17">www.mersenne.org</text:span></text:a><text:span text:style-name="T18">.</text:span></text:p>
      <text:p text:style-name="Standard"><text:span text:style-name="T19">Primzahl Zwillinge</text:span></text:p>
      <text:p text:style-name="P20">Primzahl Zwillinge sind Primzahlen mit einem Abstand von genau 2, es ist aber noch nicht bewiesen ob es unendlich Primzahl Zwillinge gibt.</text:p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ja Kononenko</meta:initial-creator>
    <dc:creator>Ilja Kononenko</dc:creator>
    <meta:creation-date>2018-06-18T16:48:00Z</meta:creation-date>
    <dc:date>2018-06-18T17:49:00Z</dc:date>
    <meta:template xlink:href="Normal" xlink:type="simple"/>
    <meta:editing-cycles>1</meta:editing-cycles>
    <meta:editing-duration>PT0S</meta:editing-duration>
    <meta:document-statistic meta:page-count="1" meta:paragraph-count="2" meta:word-count="144" meta:character-count="1052" meta:row-count="7" meta:non-whitespace-character-count="910"/>
  </office:meta>
</office:document-meta>
</file>